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freesans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officeooo:paragraph-rsid="001ac65c"/>
    </style:style>
    <style:style style:name="T1" style:family="text">
      <style:text-properties officeooo:rsid="001ac65c"/>
    </style:style>
    <style:style style:name="T2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3" style:family="text">
      <style:text-properties fo:color="#871094" style:font-name="JetBrains Mono" fo:font-size="10pt" fo:font-style="italic" fo:font-weight="normal" officeooo:rsid="001ac65c" style:font-size-asian="10pt" style:font-style-asian="italic" style:font-weight-asian="normal"/>
    </style:style>
    <style:style style:name="T4" style:family="text">
      <style:text-properties fo:color="#871094" fo:font-size="10pt" fo:font-style="italic" fo:font-weight="normal" officeooo:rsid="001ac65c" style:font-size-asian="10pt" style:font-style-asian="italic" style:font-weight-asian="normal"/>
    </style:style>
    <style:style style:name="T5" style:family="text">
      <style:text-properties fo:color="#871094" fo:font-size="10pt" fo:font-style="italic" fo:font-weight="normal" style:font-size-asian="10pt" style:font-style-asian="italic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technical-description"/>Technical description</text:h>
      <text:h text:style-name="P2" text:outline-level="2">Architecture overview </text:h>
      <text:h text:style-name="P2" text:outline-level="2"/>
      <text:h text:style-name="P2" text:outline-level="2">Technology</text:h>
      <text:p text:style-name="P3"><text:span text:style-name="T2"/></text:p>
      <text:p text:style-name="P4"><text:span text:style-name="T1">Checkstyle</text:span></text:p>
      <text:p text:style-name="P4"><text:span text:style-name="T1">Used only at compile time to make sure that code convention is followed. No need for repot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freesans, sans-serif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00:32:59.229111293</meta:creation-date>
    <dc:date>2023-06-15T00:35:39.636256196</dc:date>
    <meta:editing-duration>PT2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3" meta:character-count="155" meta:non-whitespace-character-count="135"/>
  </office:meta>
</office:document-meta>
</file>